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hwartz- Zippel Lemma</text:p>
      <text:p text:style-name="Standard"/>
      <text:p text:style-name="Standard">Schwartz- Zippel Lemma is a tool commonly used for polynomial identity testing, i.e. In the problem of determining whether a given multivariate polynomial is the zero polynomial (or identically equal to zero).</text:p>
      <text:p text:style-name="Standard"/>
      <text:p text:style-name="Standard">Theorem:- (Schwartz, Zippel). Let</text:p>
      <text:p text:style-name="Standard"/>
      <text:p text:style-name="Standard">(a)</text:p>
      <text:p text:style-name="Standard"/>
      <text:p text:style-name="Standard">be a non-zero polynomial of degree d &gt;= 0 over a field F. Let s ( F and |S| is finite. Let r1, r2,....r n be selected randomly from S. Then</text:p>
      <text:p text:style-name="Standard"/>
      <text:p text:style-name="Standard">(b)</text:p>
      <text:p text:style-name="Standard"/>
      <text:p text:style-name="Standard">Proof :- When n=1, P can have atmost d roots.</text:p>
      <text:p text:style-name="Standard"><text:tab/> <text:s/>Thus (1) holds.</text:p>
      <text:p text:style-name="Standard">Let us assume the theorem holds for n-1 variables. </text:p>
      <text:p text:style-name="Standard">Now, <text:s text:c="2"/>(c)</text:p>
      <text:p text:style-name="Standard"/>
      <text:p text:style-name="Standard"/>
      <text:p text:style-name="Standard">An unique property</text:p>
      <text:p text:style-name="Standard"/>
      <text:p text:style-name="Standard">( * Include this after the setion defining GB and HBT)</text:p>
      <text:p text:style-name="Standard"/>
      <text:p text:style-name="Standard">Every non-zero ideal (d) has a Groebner basis. In this section properties of Groebner bases will be introduced.</text:p>
      <text:p text:style-name="Standard"/>
      <text:p text:style-name="Standard">Property 1 :- (e)</text:p>
      <text:p text:style-name="Standard"/>
      <text:p text:style-name="Standard">This is impossible since no term of r and r' is divisible by (LT(g1),.....LT(gn)). This satisfies (iii).</text:p>
      <text:p text:style-name="Standard"/>
      <text:p text:style-name="Standard">There is an important implication of this property. Its is that for any ideal I ( K [x1, x2,... xn] , </text:p>
      <text:p text:style-name="Standard">f<text:span text:style-name="T2">€ I iff theremainder when f is divided by the Groebner bases of I, is zero.</text:span></text:p>
      <text:p text:style-name="Standard"><text:span text:style-name="T2"/></text:p>
      <text:p text:style-name="Standard"><text:span text:style-name="T2">Also this property tells us that anfy f € k[x1,x2,..xn] when divided by a Groebner bases G of an ideal I, gives remainder zero, irrespective of the order of division.</text:span></text:p>
      <text:p text:style-name="Standard"><text:span text:style-name="T2"/></text:p>
      <text:p text:style-name="Standard"><text:span text:style-name="T2">Some Definitions</text:span></text:p>
      <text:p text:style-name="Standard"><text:span text:style-name="T2"/></text:p>
      <text:p text:style-name="Standard"><text:span text:style-name="T2">Definition 1 :- We will write (f) for the remainder of f by the ordered s-tuple F=(f1,f2,...fs).</text:span></text:p>
      <text:p text:style-name="Standard"><text:span text:style-name="T2"/></text:p>
      <text:p text:style-name="Standard"><text:span text:style-name="T2">(g)</text:span></text:p>
      <text:p text:style-name="Standard"><text:span text:style-name="T2"/></text:p>
      <text:p text:style-name="Standard"><text:span text:style-name="T2">Buchberger's Algorithm</text:span></text:p>
      <text:p text:style-name="Standard"><text:span text:style-name="T2"/></text:p>
      <text:p text:style-name="Standard"><text:span text:style-name="T2">Here we discuss an algorithm ( due to Buchberger), which constructs a Groebner bases for an ideal <text:s text:c="2"/>I = &lt;f1,f2,...fs&gt;, in a finite number of steps. It proves an important fact, that the problem of comstructing Groebner bases is decidable.</text:span></text:p>
      <text:p text:style-name="Standard"><text:span text:style-name="T2"/></text:p>
      <text:p text:style-name="Standard"><text:span text:style-name="T2">Algorithm</text:span></text:p>
      <text:p text:style-name="Standard"><text:span text:style-name="T2"/></text:p>
      <text:p text:style-name="Standard"><text:soft-page-break/><text:span text:style-name="T2">(h)</text:span></text:p>
      <text:p text:style-name="Standard"><text:span text:style-name="T2"/></text:p>
      <text:p text:style-name="Standard"><text:span text:style-name="T2">Proof :- We first prove the invariant that g ( I holds after each step of the algorithm. This is because p, q € I at each step and so does (i). We also note tha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6T22:28:00</meta:creation-date>
    <dc:date>2011-04-16T23:54:38</dc:date>
    <meta:editing-duration>PT01H26M38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2" meta:paragraph-count="26" meta:word-count="316" meta:character-count="1730"/>
  </office:meta>
</office:document-meta>
</file>